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75.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6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2.04pt solid #000000" fo:border-right="none" fo:border-top="2.0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2.04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04pt solid #000000" style:text-align-source="fix" style:repeat-content="false" fo:wrap-option="wrap" fo:border-left="2.04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6" style:family="table-cell" style:parent-style-name="Default" style:data-style-name="N127">
      <style:table-cell-properties style:text-align-source="fix" style:repeat-content="false"/>
      <style:paragraph-properties fo:text-align="end" fo:margin-left="0pt"/>
      <style:text-properties style:font-name="Ubuntu" fo:font-size="12pt" style:font-size-asian="12pt" style:font-size-complex="12pt"/>
    </style:style>
    <style:style style:name="ce7" style:family="table-cell" style:parent-style-name="Default" style:data-style-name="N127">
      <style:table-cell-properties fo:border-bottom="2.04pt solid #000000" style:text-align-source="fix" style:repeat-content="false" fo:border-left="none" fo:border-right="none" fo:border-top="none"/>
      <style:paragraph-properties fo:text-align="end" fo:margin-left="0pt"/>
      <style:text-properties style:font-name="Ubuntu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10" style:family="table-cell" style:parent-style-name="Default" style:data-style-name="N127">
      <style:table-cell-properties fo:border-bottom="none" style:text-align-source="fix" style:repeat-content="false" fo:wrap-option="wrap" fo:border-left="none" fo:border-right="2.04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7">
      <style:table-cell-properties fo:border-bottom="2.04pt solid #000000" style:text-align-source="fix" style:repeat-content="false" fo:wrap-option="wrap" fo:border-left="none" fo:border-right="2.04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" table:default-cell-style-name="ce6"/>
        <table:table-column table:style-name="co3" table:default-cell-style-name="ce6"/>
        <table:table-column table:style-name="co2" table:default-cell-style-name="ce10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istance</text:p>
          </table:table-cell>
          <table:table-cell table:style-name="ce5" office:value-type="string" calcext:value-type="string">
            <text:p>HF</text:p>
          </table:table-cell>
          <table:table-cell table:style-name="ce5" office:value-type="string" calcext:value-type="string">
            <text:p>MP2-AS</text:p>
          </table:table-cell>
          <table:table-cell table:style-name="ce5" office:value-type="string" calcext:value-type="string">
            <text:p>CCSD-AS</text:p>
          </table:table-cell>
          <table:table-cell table:style-name="ce5" office:value-type="string" calcext:value-type="string">
            <text:p>CCSDT-AS</text:p>
          </table:table-cell>
          <table:table-cell table:style-name="ce5" office:value-type="string" calcext:value-type="string">
            <text:p>Full CI-AS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CCSD</text:p>
          </table:table-cell>
          <table:table-cell table:style-name="ce5" office:value-type="string" calcext:value-type="string">
            <text:p>Full CI</text:p>
          </table:table-cell>
          <table:table-cell table:style-name="ce5" office:value-type="string" calcext:value-type="string">
            <text:p>DUCC-CCSDTQ</text:p>
          </table:table-cell>
          <table:table-cell table:style-name="ce9" office:value-type="string" calcext:value-type="string">
            <text:p>VQE</text:p>
          </table:table-cell>
          <table:table-cell/>
          <table:table-cell office:value-type="string" calcext:value-type="string">
            <text:p>VQE-FCI</text:p>
          </table:table-cell>
          <table:table-cell office:value-type="string" calcext:value-type="string">
            <text:p>DUCC/CCSDTQ - FCI</text:p>
          </table:table-cell>
        </table:table-row>
        <table:table-row table:style-name="ro1">
          <table:table-cell office:value-type="float" office:value="0.6876" calcext:value-type="float">
            <text:p>0.6876</text:p>
          </table:table-cell>
          <table:table-cell office:value-type="float" office:value="-99.915304957403" calcext:value-type="float">
            <text:p>-99.91530</text:p>
          </table:table-cell>
          <table:table-cell office:value-type="float" office:value="-99.9818148298222" calcext:value-type="float">
            <text:p>-99.98181</text:p>
          </table:table-cell>
          <table:table-cell office:value-type="float" office:value="-99.9849032285662" calcext:value-type="float">
            <text:p>-99.98490</text:p>
          </table:table-cell>
          <table:table-cell office:value-type="float" office:value="-99.9856623055283" calcext:value-type="float">
            <text:p>-99.98566</text:p>
          </table:table-cell>
          <table:table-cell office:value-type="float" office:value="-99.9856380644" calcext:value-type="float">
            <text:p>-99.98564</text:p>
          </table:table-cell>
          <table:table-cell office:value-type="float" office:value="-100.10892381204" calcext:value-type="float">
            <text:p>-100.10892</text:p>
          </table:table-cell>
          <table:table-cell office:value-type="float" office:value="-100.114406453351" calcext:value-type="float">
            <text:p>-100.11441</text:p>
          </table:table-cell>
          <table:table-cell office:value-type="float" office:value="-100.1163137" calcext:value-type="float">
            <text:p>-100.11631</text:p>
          </table:table-cell>
          <table:table-cell office:value-type="float" office:value="-100.105166264781" calcext:value-type="float">
            <text:p>-100.10517</text:p>
          </table:table-cell>
          <table:table-cell office:value-type="float" office:value="-99.98782035" calcext:value-type="float">
            <text:p>-99.98782</text:p>
          </table:table-cell>
          <table:table-cell/>
          <table:table-cell table:formula="of:=([.K2]-[.I2])*1000" office:value-type="float" office:value="128.493349999999" calcext:value-type="float">
            <text:p>128.493349999999</text:p>
          </table:table-cell>
          <table:table-cell table:formula="of:=([.J2]-[.I2])*1000" office:value-type="float" office:value="11.1474352190015" calcext:value-type="float">
            <text:p>11.1474352190015</text:p>
          </table:table-cell>
        </table:table-row>
        <table:table-row table:style-name="ro1">
          <table:table-cell office:value-type="float" office:value="0.73344" calcext:value-type="float">
            <text:p>0.73344</text:p>
          </table:table-cell>
          <table:table-cell office:value-type="float" office:value="-99.963421023996" calcext:value-type="float">
            <text:p>-99.96342</text:p>
          </table:table-cell>
          <table:table-cell office:value-type="float" office:value="-100.03720376238" calcext:value-type="float">
            <text:p>-100.03720</text:p>
          </table:table-cell>
          <table:table-cell office:value-type="float" office:value="-100.040095008656" calcext:value-type="float">
            <text:p>-100.04010</text:p>
          </table:table-cell>
          <table:table-cell office:value-type="float" office:value="-100.040815536821" calcext:value-type="float">
            <text:p>-100.04082</text:p>
          </table:table-cell>
          <table:table-cell office:value-type="float" office:value="-100.0408290785" calcext:value-type="float">
            <text:p>-100.04083</text:p>
          </table:table-cell>
          <table:table-cell office:value-type="float" office:value="-100.159133982008" calcext:value-type="float">
            <text:p>-100.15913</text:p>
          </table:table-cell>
          <table:table-cell office:value-type="float" office:value="-100.164504295684" calcext:value-type="float">
            <text:p>-100.16450</text:p>
          </table:table-cell>
          <table:table-cell office:value-type="float" office:value="-100.1664948" calcext:value-type="float">
            <text:p>-100.16649</text:p>
          </table:table-cell>
          <table:table-cell office:value-type="float" office:value="-100.155202007365" calcext:value-type="float">
            <text:p>-100.15520</text:p>
          </table:table-cell>
          <table:table-cell office:value-type="float" office:value="-100.0321635" calcext:value-type="float">
            <text:p>-100.03216</text:p>
          </table:table-cell>
          <table:table-cell/>
          <table:table-cell table:formula="of:=([.K3]-[.I3])*1000" office:value-type="float" office:value="134.331299999999" calcext:value-type="float">
            <text:p>134.331299999999</text:p>
          </table:table-cell>
          <table:table-cell table:formula="of:=([.J3]-[.I3])*1000" office:value-type="float" office:value="11.2927926349897" calcext:value-type="float">
            <text:p>11.2927926349897</text:p>
          </table:table-cell>
        </table:table-row>
        <table:table-row table:style-name="ro1">
          <table:table-cell office:value-type="float" office:value="0.77928" calcext:value-type="float">
            <text:p>0.77928</text:p>
          </table:table-cell>
          <table:table-cell office:value-type="float" office:value="-99.993548002053" calcext:value-type="float">
            <text:p>-99.99355</text:p>
          </table:table-cell>
          <table:table-cell office:value-type="float" office:value="-100.074387243862" calcext:value-type="float">
            <text:p>-100.07439</text:p>
          </table:table-cell>
          <table:table-cell office:value-type="float" office:value="-100.076980828068" calcext:value-type="float">
            <text:p>-100.07698</text:p>
          </table:table-cell>
          <table:table-cell office:value-type="float" office:value="-100.077688908674" calcext:value-type="float">
            <text:p>-100.07769</text:p>
          </table:table-cell>
          <table:table-cell office:value-type="float" office:value="-100.0777430348" calcext:value-type="float">
            <text:p>-100.07774</text:p>
          </table:table-cell>
          <table:table-cell office:value-type="float" office:value="-100.191317237139" calcext:value-type="float">
            <text:p>-100.19132</text:p>
          </table:table-cell>
          <table:table-cell office:value-type="float" office:value="-100.196573781114" calcext:value-type="float">
            <text:p>-100.19657</text:p>
          </table:table-cell>
          <table:table-cell office:value-type="float" office:value="-100.1986579" calcext:value-type="float">
            <text:p>-100.19866</text:p>
          </table:table-cell>
          <table:table-cell office:value-type="float" office:value="-100.187205434304" calcext:value-type="float">
            <text:p>-100.18721</text:p>
          </table:table-cell>
          <table:table-cell office:value-type="float" office:value="-100.0590497" calcext:value-type="float">
            <text:p>-100.05905</text:p>
          </table:table-cell>
          <table:table-cell/>
          <table:table-cell table:formula="of:=([.K4]-[.I4])*1000" office:value-type="float" office:value="139.608199999998" calcext:value-type="float">
            <text:p>139.608199999998</text:p>
          </table:table-cell>
          <table:table-cell table:formula="of:=([.J4]-[.I4])*1000" office:value-type="float" office:value="11.4524656959958" calcext:value-type="float">
            <text:p>11.4524656959958</text:p>
          </table:table-cell>
        </table:table-row>
        <table:table-row table:style-name="ro1">
          <table:table-cell office:value-type="float" office:value="0.82512" calcext:value-type="float">
            <text:p>0.82512</text:p>
          </table:table-cell>
          <table:table-cell office:value-type="float" office:value="-100.010678509368" calcext:value-type="float">
            <text:p>-100.01068</text:p>
          </table:table-cell>
          <table:table-cell office:value-type="float" office:value="-100.095187503073" calcext:value-type="float">
            <text:p>-100.09519</text:p>
          </table:table-cell>
          <table:table-cell office:value-type="float" office:value="-100.097537744384" calcext:value-type="float">
            <text:p>-100.09754</text:p>
          </table:table-cell>
          <table:table-cell office:value-type="float" office:value="-100.098312608737" calcext:value-type="float">
            <text:p>-100.09831</text:p>
          </table:table-cell>
          <table:table-cell office:value-type="float" office:value="-100.0983780669" calcext:value-type="float">
            <text:p>-100.09838</text:p>
          </table:table-cell>
          <table:table-cell office:value-type="float" office:value="-100.210476077567" calcext:value-type="float">
            <text:p>-100.21048</text:p>
          </table:table-cell>
          <table:table-cell office:value-type="float" office:value="-100.215622193219" calcext:value-type="float">
            <text:p>-100.21562</text:p>
          </table:table-cell>
          <table:table-cell office:value-type="float" office:value="-100.2178104" calcext:value-type="float">
            <text:p>-100.21781</text:p>
          </table:table-cell>
          <table:table-cell office:value-type="float" office:value="-100.206144682307" calcext:value-type="float">
            <text:p>-100.20614</text:p>
          </table:table-cell>
          <table:table-cell office:value-type="float" office:value="-100.0761865" calcext:value-type="float">
            <text:p>-100.07619</text:p>
          </table:table-cell>
          <table:table-cell/>
          <table:table-cell table:formula="of:=([.K5]-[.I5])*1000" office:value-type="float" office:value="141.623899999999" calcext:value-type="float">
            <text:p>141.623899999999</text:p>
          </table:table-cell>
          <table:table-cell table:formula="of:=([.J5]-[.I5])*1000" office:value-type="float" office:value="11.6657176930062" calcext:value-type="float">
            <text:p>11.6657176930062</text:p>
          </table:table-cell>
        </table:table-row>
        <table:table-row table:style-name="ro1">
          <table:table-cell office:value-type="float" office:value="0.87096" calcext:value-type="float">
            <text:p>0.87096</text:p>
          </table:table-cell>
          <table:table-cell office:value-type="float" office:value="-100.018424952211" calcext:value-type="float">
            <text:p>-100.01842</text:p>
          </table:table-cell>
          <table:table-cell office:value-type="float" office:value="-100.102049561216" calcext:value-type="float">
            <text:p>-100.10205</text:p>
          </table:table-cell>
          <table:table-cell office:value-type="float" office:value="-100.10434652507" calcext:value-type="float">
            <text:p>-100.10435</text:p>
          </table:table-cell>
          <table:table-cell office:value-type="float" office:value="-100.105287591972" calcext:value-type="float">
            <text:p>-100.10529</text:p>
          </table:table-cell>
          <table:table-cell office:value-type="float" office:value="-100.1053168757" calcext:value-type="float">
            <text:p>-100.10532</text:p>
          </table:table-cell>
          <table:table-cell office:value-type="float" office:value="-100.220224596014" calcext:value-type="float">
            <text:p>-100.22022</text:p>
          </table:table-cell>
          <table:table-cell office:value-type="float" office:value="-100.225270027589" calcext:value-type="float">
            <text:p>-100.22527</text:p>
          </table:table-cell>
          <table:table-cell office:value-type="float" office:value="-100.2275733" calcext:value-type="float">
            <text:p>-100.22757</text:p>
          </table:table-cell>
          <table:table-cell office:value-type="float" office:value="-100.215707706057" calcext:value-type="float">
            <text:p>-100.21571</text:p>
          </table:table-cell>
          <table:table-cell office:value-type="float" office:value="-100.0877029" calcext:value-type="float">
            <text:p>-100.08770</text:p>
          </table:table-cell>
          <table:table-cell/>
          <table:table-cell table:formula="of:=([.K6]-[.I6])*1000" office:value-type="float" office:value="139.870400000007" calcext:value-type="float">
            <text:p>139.870400000007</text:p>
          </table:table-cell>
          <table:table-cell table:formula="of:=([.J6]-[.I6])*1000" office:value-type="float" office:value="11.8655939429999" calcext:value-type="float">
            <text:p>11.8655939429999</text:p>
          </table:table-cell>
        </table:table-row>
        <table:table-row table:style-name="ro1">
          <table:table-cell office:value-type="float" office:value="0.9168" calcext:value-type="float">
            <text:p>0.9168</text:p>
          </table:table-cell>
          <table:table-cell office:value-type="float" office:value="-100.019418705703" calcext:value-type="float">
            <text:p>-100.01942</text:p>
          </table:table-cell>
          <table:table-cell office:value-type="float" office:value="-100.100030249054" calcext:value-type="float">
            <text:p>-100.10003</text:p>
          </table:table-cell>
          <table:table-cell office:value-type="float" office:value="-100.10245953308" calcext:value-type="float">
            <text:p>-100.10246</text:p>
          </table:table-cell>
          <table:table-cell office:value-type="float" office:value="-100.103610764708" calcext:value-type="float">
            <text:p>-100.10361</text:p>
          </table:table-cell>
          <table:table-cell office:value-type="float" office:value="-100.1035841349" calcext:value-type="float">
            <text:p>-100.10358</text:p>
          </table:table-cell>
          <table:table-cell office:value-type="float" office:value="-100.223192069372" calcext:value-type="float">
            <text:p>-100.22319</text:p>
          </table:table-cell>
          <table:table-cell office:value-type="float" office:value="-100.228154114576" calcext:value-type="float">
            <text:p>-100.22815</text:p>
          </table:table-cell>
          <table:table-cell office:value-type="float" office:value="-100.2305838" calcext:value-type="float">
            <text:p>-100.23058</text:p>
          </table:table-cell>
          <table:table-cell office:value-type="float" office:value="-100.218600300507" calcext:value-type="float">
            <text:p>-100.21860</text:p>
          </table:table-cell>
          <table:table-cell office:value-type="float" office:value="-100.0937685" calcext:value-type="float">
            <text:p>-100.09377</text:p>
          </table:table-cell>
          <table:table-cell/>
          <table:table-cell table:formula="of:=([.K7]-[.I7])*1000" office:value-type="float" office:value="136.815300000009" calcext:value-type="float">
            <text:p>136.815300000009</text:p>
          </table:table-cell>
          <table:table-cell table:formula="of:=([.J7]-[.I7])*1000" office:value-type="float" office:value="11.9834994929988" calcext:value-type="float">
            <text:p>11.9834994929988</text:p>
          </table:table-cell>
        </table:table-row>
        <table:table-row table:style-name="ro1">
          <table:table-cell office:value-type="float" office:value="0.96264" calcext:value-type="float">
            <text:p>0.96264</text:p>
          </table:table-cell>
          <table:table-cell office:value-type="float" office:value="-100.015581863215" calcext:value-type="float">
            <text:p>-100.01558</text:p>
          </table:table-cell>
          <table:table-cell office:value-type="float" office:value="-100.093252678411" calcext:value-type="float">
            <text:p>-100.09325</text:p>
          </table:table-cell>
          <table:table-cell office:value-type="float" office:value="-100.095944459463" calcext:value-type="float">
            <text:p>-100.09594</text:p>
          </table:table-cell>
          <table:table-cell office:value-type="float" office:value="-100.097292936985" calcext:value-type="float">
            <text:p>-100.09729</text:p>
          </table:table-cell>
          <table:table-cell office:value-type="float" office:value="-100.0972173417" calcext:value-type="float">
            <text:p>-100.09722</text:p>
          </table:table-cell>
          <table:table-cell office:value-type="float" office:value="-100.221298256817" calcext:value-type="float">
            <text:p>-100.22130</text:p>
          </table:table-cell>
          <table:table-cell office:value-type="float" office:value="-100.226202483695" calcext:value-type="float">
            <text:p>-100.22620</text:p>
          </table:table-cell>
          <table:table-cell office:value-type="float" office:value="-100.2287709" calcext:value-type="float">
            <text:p>-100.22877</text:p>
          </table:table-cell>
          <table:table-cell office:value-type="float" office:value="-100.2167259725" calcext:value-type="float">
            <text:p>-100.21673</text:p>
          </table:table-cell>
          <table:table-cell office:value-type="float" office:value="-100.0944648" calcext:value-type="float">
            <text:p>-100.09446</text:p>
          </table:table-cell>
          <table:table-cell/>
          <table:table-cell table:formula="of:=([.K8]-[.I8])*1000" office:value-type="float" office:value="134.306100000003" calcext:value-type="float">
            <text:p>134.306100000003</text:p>
          </table:table-cell>
          <table:table-cell table:formula="of:=([.J8]-[.I8])*1000" office:value-type="float" office:value="12.0449274999999" calcext:value-type="float">
            <text:p>12.0449274999999</text:p>
          </table:table-cell>
        </table:table-row>
        <table:table-row table:style-name="ro1">
          <table:table-cell office:value-type="float" office:value="1.00848" calcext:value-type="float">
            <text:p>1.00848</text:p>
          </table:table-cell>
          <table:table-cell office:value-type="float" office:value="-100.008319427923" calcext:value-type="float">
            <text:p>-100.00832</text:p>
          </table:table-cell>
          <table:table-cell office:value-type="float" office:value="-100.083793531453" calcext:value-type="float">
            <text:p>-100.08379</text:p>
          </table:table-cell>
          <table:table-cell office:value-type="float" office:value="-100.086838417942" calcext:value-type="float">
            <text:p>-100.08684</text:p>
          </table:table-cell>
          <table:table-cell office:value-type="float" office:value="-100.088354179232" calcext:value-type="float">
            <text:p>-100.08835</text:p>
          </table:table-cell>
          <table:table-cell office:value-type="float" office:value="-100.0882421849" calcext:value-type="float">
            <text:p>-100.08824</text:p>
          </table:table-cell>
          <table:table-cell office:value-type="float" office:value="-100.21594786595" calcext:value-type="float">
            <text:p>-100.21595</text:p>
          </table:table-cell>
          <table:table-cell office:value-type="float" office:value="-100.220828463788" calcext:value-type="float">
            <text:p>-100.22083</text:p>
          </table:table-cell>
          <table:table-cell office:value-type="float" office:value="-100.2235492" calcext:value-type="float">
            <text:p>-100.22355</text:p>
          </table:table-cell>
          <table:table-cell office:value-type="float" office:value="-100.211459540412" calcext:value-type="float">
            <text:p>-100.21146</text:p>
          </table:table-cell>
          <table:table-cell office:value-type="float" office:value="-100.0907818" calcext:value-type="float">
            <text:p>-100.09078</text:p>
          </table:table-cell>
          <table:table-cell/>
          <table:table-cell table:formula="of:=([.K9]-[.I9])*1000" office:value-type="float" office:value="132.767399999992" calcext:value-type="float">
            <text:p>132.767399999992</text:p>
          </table:table-cell>
          <table:table-cell table:formula="of:=([.J9]-[.I9])*1000" office:value-type="float" office:value="12.0896595879998" calcext:value-type="float">
            <text:p>12.0896595879998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99.974964760911" calcext:value-type="float">
            <text:p>-99.97496</text:p>
          </table:table-cell>
          <table:table-cell office:value-type="float" office:value="-100.04743705058" calcext:value-type="float">
            <text:p>-100.04744</text:p>
          </table:table-cell>
          <table:table-cell office:value-type="float" office:value="-100.051995531399" calcext:value-type="float">
            <text:p>-100.05200</text:p>
          </table:table-cell>
          <table:table-cell office:value-type="float" office:value="-100.053874397772" calcext:value-type="float">
            <text:p>-100.05387</text:p>
          </table:table-cell>
          <table:table-cell office:value-type="float" office:value="-100.0537005738" calcext:value-type="float">
            <text:p>-100.05370</text:p>
          </table:table-cell>
          <table:table-cell office:value-type="float" office:value="-100.188186693587" calcext:value-type="float">
            <text:p>-100.18819</text:p>
          </table:table-cell>
          <table:table-cell office:value-type="float" office:value="-100.193287110112" calcext:value-type="float">
            <text:p>-100.19329</text:p>
          </table:table-cell>
          <table:table-cell office:value-type="float" office:value="-100.1965647" calcext:value-type="float">
            <text:p>-100.19656</text:p>
          </table:table-cell>
          <table:table-cell office:value-type="float" office:value="-100.184272602983" calcext:value-type="float">
            <text:p>-100.18427</text:p>
          </table:table-cell>
          <table:table-cell office:value-type="float" office:value="-100.0735455" calcext:value-type="float">
            <text:p>-100.07355</text:p>
          </table:table-cell>
          <table:table-cell/>
          <table:table-cell table:formula="of:=([.K10]-[.I10])*1000" office:value-type="float" office:value="123.019200000002" calcext:value-type="float">
            <text:p>123.019200000002</text:p>
          </table:table-cell>
          <table:table-cell table:formula="of:=([.J10]-[.I10])*1000" office:value-type="float" office:value="12.2920970169957" calcext:value-type="float">
            <text:p>12.2920970169957</text:p>
          </table:table-cell>
        </table:table-row>
        <table:table-row table:style-name="ro1">
          <table:table-cell office:value-type="float" office:value="1.3752" calcext:value-type="float">
            <text:p>1.3752</text:p>
          </table:table-cell>
          <table:table-cell office:value-type="float" office:value="-99.907942068747" calcext:value-type="float">
            <text:p>-99.90794</text:p>
          </table:table-cell>
          <table:table-cell office:value-type="float" office:value="-99.9725501035977" calcext:value-type="float">
            <text:p>-99.97255</text:p>
          </table:table-cell>
          <table:table-cell office:value-type="float" office:value="-99.9819450085549" calcext:value-type="float">
            <text:p>-99.98195</text:p>
          </table:table-cell>
          <table:table-cell office:value-type="float" office:value="-99.984570481339" calcext:value-type="float">
            <text:p>-99.98457</text:p>
          </table:table-cell>
          <table:table-cell office:value-type="float" office:value="-99.9842297926" calcext:value-type="float">
            <text:p>-99.98423</text:p>
          </table:table-cell>
          <table:table-cell office:value-type="float" office:value="-100.130576413296" calcext:value-type="float">
            <text:p>-100.13058</text:p>
          </table:table-cell>
          <table:table-cell office:value-type="float" office:value="-100.137456399335" calcext:value-type="float">
            <text:p>-100.13746</text:p>
          </table:table-cell>
          <table:table-cell office:value-type="float" office:value="-100.142148" calcext:value-type="float">
            <text:p>-100.14215</text:p>
          </table:table-cell>
          <table:table-cell office:value-type="float" office:value="-100.129350029281" calcext:value-type="float">
            <text:p>-100.12935</text:p>
          </table:table-cell>
          <table:table-cell office:value-type="float" office:value="-100.0312744" calcext:value-type="float">
            <text:p>-100.03127</text:p>
          </table:table-cell>
          <table:table-cell/>
          <table:table-cell table:formula="of:=([.K11]-[.I11])*1000" office:value-type="float" office:value="110.873600000005" calcext:value-type="float">
            <text:p>110.873600000005</text:p>
          </table:table-cell>
          <table:table-cell table:formula="of:=([.J11]-[.I11])*1000" office:value-type="float" office:value="12.7979707190065" calcext:value-type="float">
            <text:p>12.7979707190065</text:p>
          </table:table-cell>
        </table:table-row>
        <table:table-row table:style-name="ro1">
          <table:table-cell office:value-type="float" office:value="1.55856" calcext:value-type="float">
            <text:p>1.55856</text:p>
          </table:table-cell>
          <table:table-cell office:value-type="float" office:value="-99.857272048033" calcext:value-type="float">
            <text:p>-99.85727</text:p>
          </table:table-cell>
          <table:table-cell office:value-type="float" office:value="-99.923698423268" calcext:value-type="float">
            <text:p>-99.92370</text:p>
          </table:table-cell>
          <table:table-cell office:value-type="float" office:value="-99.9450668369269" calcext:value-type="float">
            <text:p>-99.94507</text:p>
          </table:table-cell>
          <table:table-cell office:value-type="float" office:value="-99.9471297677164" calcext:value-type="float">
            <text:p>-99.94713</text:p>
          </table:table-cell>
          <table:table-cell office:value-type="float" office:value="-99.9469503738" calcext:value-type="float">
            <text:p>-99.94695</text:p>
          </table:table-cell>
          <table:table-cell office:value-type="float" office:value="-100.088228813461" calcext:value-type="float">
            <text:p>-100.08823</text:p>
          </table:table-cell>
          <table:table-cell office:value-type="float" office:value="-100.098135274229" calcext:value-type="float">
            <text:p>-100.09814</text:p>
          </table:table-cell>
          <table:table-cell office:value-type="float" office:value="-100.1045885" calcext:value-type="float">
            <text:p>-100.10459</text:p>
          </table:table-cell>
          <table:table-cell office:value-type="float" office:value="-100.091365388345" calcext:value-type="float">
            <text:p>-100.09137</text:p>
          </table:table-cell>
          <table:table-cell office:value-type="float" office:value="-99.99340783" calcext:value-type="float">
            <text:p>-99.99341</text:p>
          </table:table-cell>
          <table:table-cell/>
          <table:table-cell table:formula="of:=([.K12]-[.I12])*1000" office:value-type="float" office:value="111.18067000001" calcext:value-type="float">
            <text:p>111.18067000001</text:p>
          </table:table-cell>
          <table:table-cell table:formula="of:=([.J12]-[.I12])*1000" office:value-type="float" office:value="13.2231116550088" calcext:value-type="float">
            <text:p>13.2231116550088</text:p>
          </table:table-cell>
        </table:table-row>
        <table:table-row table:style-name="ro1">
          <table:table-cell office:value-type="float" office:value="1.65024" calcext:value-type="float">
            <text:p>1.65024</text:p>
          </table:table-cell>
          <table:table-cell office:value-type="float" office:value="-99.834145066595" calcext:value-type="float">
            <text:p>-99.83415</text:p>
          </table:table-cell>
          <table:table-cell office:value-type="float" office:value="-99.9008700214417" calcext:value-type="float">
            <text:p>-99.90087</text:p>
          </table:table-cell>
          <table:table-cell office:value-type="float" office:value="-99.9275940544194" calcext:value-type="float">
            <text:p>-99.92759</text:p>
          </table:table-cell>
          <table:table-cell office:value-type="float" office:value="-99.9295451262089" calcext:value-type="float">
            <text:p>-99.92955</text:p>
          </table:table-cell>
          <table:table-cell office:value-type="float" office:value="-99.9293857206" calcext:value-type="float">
            <text:p>-99.92939</text:p>
          </table:table-cell>
          <table:table-cell office:value-type="float" office:value="-100.069675340737" calcext:value-type="float">
            <text:p>-100.06968</text:p>
          </table:table-cell>
          <table:table-cell office:value-type="float" office:value="-100.081636448999" calcext:value-type="float">
            <text:p>-100.08164</text:p>
          </table:table-cell>
          <table:table-cell office:value-type="float" office:value="-100.0892145" calcext:value-type="float">
            <text:p>-100.08921</text:p>
          </table:table-cell>
          <table:table-cell office:value-type="float" office:value="-100.07518362977" calcext:value-type="float">
            <text:p>-100.07518</text:p>
          </table:table-cell>
          <table:table-cell office:value-type="float" office:value="-99.97529069" calcext:value-type="float">
            <text:p>-99.97529</text:p>
          </table:table-cell>
          <table:table-cell/>
          <table:table-cell table:formula="of:=([.K13]-[.I13])*1000" office:value-type="float" office:value="113.923810000003" calcext:value-type="float">
            <text:p>113.923810000003</text:p>
          </table:table-cell>
          <table:table-cell table:formula="of:=([.J13]-[.I13])*1000" office:value-type="float" office:value="14.0308702300018" calcext:value-type="float">
            <text:p>14.0308702300018</text:p>
          </table:table-cell>
        </table:table-row>
        <table:table-row table:style-name="ro1">
          <table:table-cell office:value-type="float" office:value="1.74192" calcext:value-type="float">
            <text:p>1.74192</text:p>
          </table:table-cell>
          <table:table-cell office:value-type="float" office:value="-99.812594955967" calcext:value-type="float">
            <text:p>-99.81259</text:p>
          </table:table-cell>
          <table:table-cell office:value-type="float" office:value="-99.8796070760352" calcext:value-type="float">
            <text:p>-99.87961</text:p>
          </table:table-cell>
          <table:table-cell office:value-type="float" office:value="-99.9125439753832" calcext:value-type="float">
            <text:p>-99.91254</text:p>
          </table:table-cell>
          <table:table-cell office:value-type="float" office:value="-99.9143177307217" calcext:value-type="float">
            <text:p>-99.91432</text:p>
          </table:table-cell>
          <table:table-cell office:value-type="float" office:value="-99.9141869621" calcext:value-type="float">
            <text:p>-99.91419</text:p>
          </table:table-cell>
          <table:table-cell office:value-type="float" office:value="-100.053013825361" calcext:value-type="float">
            <text:p>-100.05301</text:p>
          </table:table-cell>
          <table:table-cell office:value-type="float" office:value="-100.067340343839" calcext:value-type="float">
            <text:p>-100.06734</text:p>
          </table:table-cell>
          <table:table-cell office:value-type="float" office:value="-100.0761958" calcext:value-type="float">
            <text:p>-100.07620</text:p>
          </table:table-cell>
          <table:table-cell office:value-type="float" office:value="-100.061220197558" calcext:value-type="float">
            <text:p>-100.06122</text:p>
          </table:table-cell>
          <table:table-cell office:value-type="float" office:value="-99.95826897" calcext:value-type="float">
            <text:p>-99.95827</text:p>
          </table:table-cell>
          <table:table-cell/>
          <table:table-cell table:formula="of:=([.K14]-[.I14])*1000" office:value-type="float" office:value="117.926829999988" calcext:value-type="float">
            <text:p>117.926829999988</text:p>
          </table:table-cell>
          <table:table-cell table:formula="of:=([.J14]-[.I14])*1000" office:value-type="float" office:value="14.9756024419929" calcext:value-type="float">
            <text:p>14.9756024419929</text:p>
          </table:table-cell>
        </table:table-row>
        <table:table-row table:style-name="ro1">
          <table:table-cell office:value-type="float" office:value="1.8336" calcext:value-type="float">
            <text:p>1.8336</text:p>
          </table:table-cell>
          <table:table-cell office:value-type="float" office:value="-99.792602403544" calcext:value-type="float">
            <text:p>-99.79260</text:p>
          </table:table-cell>
          <table:table-cell office:value-type="float" office:value="-99.8600049512521" calcext:value-type="float">
            <text:p>-99.86000</text:p>
          </table:table-cell>
          <table:table-cell office:value-type="float" office:value="-99.899896836195" calcext:value-type="float">
            <text:p>-99.89990</text:p>
          </table:table-cell>
          <table:table-cell office:value-type="float" office:value="-99.9014319189761" calcext:value-type="float">
            <text:p>-99.90143</text:p>
          </table:table-cell>
          <table:table-cell office:value-type="float" office:value="-99.9013362755" calcext:value-type="float">
            <text:p>-99.90134</text:p>
          </table:table-cell>
          <table:table-cell office:value-type="float" office:value="-100.038247804961" calcext:value-type="float">
            <text:p>-100.03825</text:p>
          </table:table-cell>
          <table:table-cell office:value-type="float" office:value="-100.055176495715" calcext:value-type="float">
            <text:p>-100.05518</text:p>
          </table:table-cell>
          <table:table-cell office:value-type="float" office:value="-100.0654328" calcext:value-type="float">
            <text:p>-100.06543</text:p>
          </table:table-cell>
          <table:table-cell office:value-type="float" office:value="-100.049402656532" calcext:value-type="float">
            <text:p>-100.04940</text:p>
          </table:table-cell>
          <table:table-cell office:value-type="float" office:value="-99.94326947" calcext:value-type="float">
            <text:p>-99.94327</text:p>
          </table:table-cell>
          <table:table-cell/>
          <table:table-cell table:formula="of:=([.K15]-[.I15])*1000" office:value-type="float" office:value="122.163329999992" calcext:value-type="float">
            <text:p>122.163329999992</text:p>
          </table:table-cell>
          <table:table-cell table:formula="of:=([.J15]-[.I15])*1000" office:value-type="float" office:value="16.0301434680008" calcext:value-type="float">
            <text:p>16.0301434680008</text:p>
          </table:table-cell>
        </table:table-row>
        <table:table-row table:style-name="ro1">
          <table:table-cell office:value-type="float" office:value="2.0628" calcext:value-type="float">
            <text:p>2.0628</text:p>
          </table:table-cell>
          <table:table-cell office:value-type="float" office:value="-99.749011185509" calcext:value-type="float">
            <text:p>-99.74901</text:p>
          </table:table-cell>
          <table:table-cell office:value-type="float" office:value="-99.8196008348558" calcext:value-type="float">
            <text:p>-99.81960</text:p>
          </table:table-cell>
          <table:table-cell office:value-type="float" office:value="-99.877979099727" calcext:value-type="float">
            <text:p>-99.87798</text:p>
          </table:table-cell>
          <table:table-cell office:value-type="float" office:value="-99.8788116516951" calcext:value-type="float">
            <text:p>-99.87881</text:p>
          </table:table-cell>
          <table:table-cell office:value-type="float" office:value="-99.8787909239" calcext:value-type="float">
            <text:p>-99.87879</text:p>
          </table:table-cell>
          <table:table-cell office:value-type="float" office:value="-100.009346240065" calcext:value-type="float">
            <text:p>-100.00935</text:p>
          </table:table-cell>
          <table:table-cell office:value-type="float" office:value="-100.033073114335" calcext:value-type="float">
            <text:p>-100.03307</text:p>
          </table:table-cell>
          <table:table-cell office:value-type="float" office:value="-100.0470514" calcext:value-type="float">
            <text:p>-100.04705</text:p>
          </table:table-cell>
          <table:table-cell office:value-type="float" office:value="-100.028217414951" calcext:value-type="float">
            <text:p>-100.02822</text:p>
          </table:table-cell>
          <table:table-cell office:value-type="float" office:value="-99.91019287" calcext:value-type="float">
            <text:p>-99.91019</text:p>
          </table:table-cell>
          <table:table-cell/>
          <table:table-cell table:formula="of:=([.K16]-[.I16])*1000" office:value-type="float" office:value="136.858529999998" calcext:value-type="float">
            <text:p>136.858529999998</text:p>
          </table:table-cell>
          <table:table-cell table:formula="of:=([.J16]-[.I16])*1000" office:value-type="float" office:value="18.8339850489996" calcext:value-type="float">
            <text:p>18.8339850489996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-99.713434344207" calcext:value-type="float">
            <text:p>-99.71343</text:p>
          </table:table-cell>
          <table:table-cell office:value-type="float" office:value="-99.7933061530513" calcext:value-type="float">
            <text:p>-99.79331</text:p>
          </table:table-cell>
          <table:table-cell office:value-type="float" office:value="-99.8661876720584" calcext:value-type="float">
            <text:p>-99.86619</text:p>
          </table:table-cell>
          <table:table-cell office:value-type="float" office:value="-99.8665462203497" calcext:value-type="float">
            <text:p>-99.86655</text:p>
          </table:table-cell>
          <table:table-cell office:value-type="float" office:value="-99.8665451147" calcext:value-type="float">
            <text:p>-99.86655</text:p>
          </table:table-cell>
          <table:table-cell office:value-type="float" office:value="-99.9909606909415" calcext:value-type="float">
            <text:p>-99.99096</text:p>
          </table:table-cell>
          <table:table-cell office:value-type="float" office:value="-100.020132356935" calcext:value-type="float">
            <text:p>-100.02013</text:p>
          </table:table-cell>
          <table:table-cell/>
          <table:table-cell office:value-type="float" office:value="-100.016197008531" calcext:value-type="float">
            <text:p>-100.01620</text:p>
          </table:table-cell>
          <table:table-cell office:value-type="float" office:value="-99.90282847" calcext:value-type="float">
            <text:p>-99.90283</text:p>
          </table:table-cell>
          <table:table-cell/>
          <table:table-cell table:formula="of:=([.K17]-[.I17])*1000" office:value-type="float" office:value="-99902.82847" calcext:value-type="float">
            <text:p>-99902.82847</text:p>
          </table:table-cell>
          <table:table-cell table:formula="of:=([.J17]-[.I17])*1000" office:value-type="float" office:value="-100016.197008531" calcext:value-type="float">
            <text:p>-100016.197008531</text:p>
          </table:table-cell>
        </table:table-row>
        <table:table-row table:style-name="ro1">
          <table:table-cell table:style-name="ce3" office:value-type="float" office:value="2.7504" calcext:value-type="float">
            <text:p>2.7504</text:p>
          </table:table-cell>
          <table:table-cell table:style-name="ce7" office:value-type="float" office:value="-99.661231614399" calcext:value-type="float">
            <text:p>-99.66123</text:p>
          </table:table-cell>
          <table:table-cell table:style-name="ce7" office:value-type="float" office:value="-99.7742385232983" calcext:value-type="float">
            <text:p>-99.77424</text:p>
          </table:table-cell>
          <table:table-cell table:style-name="ce7" office:value-type="float" office:value="-99.8552438673274" calcext:value-type="float">
            <text:p>-99.85524</text:p>
          </table:table-cell>
          <table:table-cell table:style-name="ce7" office:value-type="float" office:value="-99.8553203537679" calcext:value-type="float">
            <text:p>-99.85532</text:p>
          </table:table-cell>
          <table:table-cell table:style-name="ce7" office:value-type="float" office:value="-99.8553201369" calcext:value-type="float">
            <text:p>-99.85532</text:p>
          </table:table-cell>
          <table:table-cell table:style-name="ce7" office:value-type="float" office:value="-99.9801030398242" calcext:value-type="float">
            <text:p>-99.98010</text:p>
          </table:table-cell>
          <table:table-cell table:style-name="ce7" office:value-type="float" office:value="-100.00898822234" calcext:value-type="float">
            <text:p>-100.00899</text:p>
          </table:table-cell>
          <table:table-cell table:style-name="ce7" office:value-type="float" office:value="-100.0287138" calcext:value-type="float">
            <text:p>-100.02871</text:p>
          </table:table-cell>
          <table:table-cell table:style-name="ce7" office:value-type="float" office:value="-100.006021225836" calcext:value-type="float">
            <text:p>-100.00602</text:p>
          </table:table-cell>
          <table:table-cell table:style-name="ce11" office:value-type="float" office:value="-99.90002705" calcext:value-type="float">
            <text:p>-99.90003</text:p>
          </table:table-cell>
          <table:table-cell/>
          <table:table-cell table:formula="of:=([.K18]-[.I18])*1000" office:value-type="float" office:value="128.68675" calcext:value-type="float">
            <text:p>128.68675</text:p>
          </table:table-cell>
          <table:table-cell table:formula="of:=([.J18]-[.I18])*1000" office:value-type="float" office:value="22.6925741640116" calcext:value-type="float">
            <text:p>22.6925741640116</text:p>
          </table:table-cell>
        </table:table-row>
        <table:table-row table:style-name="ro2">
          <table:table-cell table:style-name="Default" table:number-columns-repeated="11"/>
          <table:table-cell table:number-columns-repeated="3"/>
        </table:table-row>
        <table:table-row table:style-name="ro3">
          <table:table-cell table:style-name="ce4" office:value-type="string" calcext:value-type="string" table:number-columns-spanned="5" table:number-rows-spanned="1">
            <text:p>2.0628 was mislabeled as 2.068 in Mekena’s table</text:p>
          </table:table-cell>
          <table:covered-table-cell table:number-columns-repeated="4" table:style-name="Default"/>
          <table:table-cell table:style-name="Default" table:number-columns-repeated="6"/>
          <table:table-cell/>
          <table:table-cell table:formula="of:=MIN([.M2:.M18])" office:value-type="float" office:value="-99902.82847" calcext:value-type="float">
            <text:p>-99902.82847</text:p>
          </table:table-cell>
          <table:table-cell table:formula="of:=MIN([.N2:.N18])" office:value-type="float" office:value="-100016.197008531" calcext:value-type="float">
            <text:p>-100016.197008531</text:p>
          </table:table-cell>
        </table:table-row>
        <table:table-row table:style-name="ro2">
          <table:table-cell table:style-name="Default" table:number-columns-repeated="11"/>
          <table:table-cell/>
          <table:table-cell table:formula="of:=MAX([.M2:.M18])" office:value-type="float" office:value="141.623899999999" calcext:value-type="float">
            <text:p>141.623899999999</text:p>
          </table:table-cell>
          <table:table-cell table:formula="of:=MAX([.N2:.N18])" office:value-type="float" office:value="22.6925741640116" calcext:value-type="float">
            <text:p>22.6925741640116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3"/>
        </table:table-row>
        <table:table-row table:style-name="ro2">
          <table:table-cell table:style-name="Default" table:number-columns-repeated="7"/>
          <table:table-cell table:style-name="ce8"/>
          <table:table-cell table:style-name="Default" table:number-columns-repeated="3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397.85pt" svg:height="572.23pt" svg:x="4.68pt" svg:y="4.51pt">
            <draw:object draw:notify-on-update-of-ranges="Sheet1.A1:Sheet1.A1 Sheet1.A2:Sheet1.A18 Sheet1.B1:Sheet1.B1 Sheet1.B2:Sheet1.B18 Sheet1.C1:Sheet1.C1 Sheet1.C2:Sheet1.C18 Sheet1.D1:Sheet1.D1 Sheet1.D2:Sheet1.D18 Sheet1.F1:Sheet1.F1 Sheet1.F2:Sheet1.F18 Sheet1.G1:Sheet1.G1 Sheet1.G2:Sheet1.G18 Sheet1.H1:Sheet1.H1 Sheet1.H2:Sheet1.H18 Sheet1.J1:Sheet1.J1 Sheet1.J2:Sheet1.J18 Sheet1.K1:Sheet1.K1 Sheet1.K2:Sheet1.K18 Sheet1.I1:Sheet1.I1 Sheet1.I2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 number:title="User-defined">
      <number:number number:decimal-places="5" loext:min-decimal-places="5" number:min-integer-digits="1"/>
    </number:number-style>
    <number:number-style style:name="N128" number:title="User-defined">
      <number:number number:decimal-places="4" loext:min-decimal-places="4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3T08:52:48.173772281</meta:creation-date>
    <dc:date>2019-10-03T16:33:26.722251735</dc:date>
    <meta:editing-duration>PT56M27S</meta:editing-duration>
    <meta:editing-cycles>2</meta:editing-cycles>
    <meta:generator>LibreOffice/6.3.2.2$Linux_X86_64 LibreOffice_project/25aaf1ddce300f673870e0f45168bdf5ba1c5316</meta:generator>
    <meta:document-statistic meta:table-count="2" meta:cell-count="23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minimum="-100.25" chart:maximum="-99.6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2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29">
      <style:chart-properties chart:symbol-type="named-symbol" chart:symbol-name="circle" chart:symbol-width="0.25cm" chart:symbol-height="0.25cm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9">
      <style:chart-properties chart:symbol-type="named-symbol" chart:symbol-name="star" chart:symbol-width="0.25cm" chart:symbol-height="0.2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129">
      <style:chart-properties chart:symbol-type="named-symbol" chart:symbol-name="hourglass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9.314cm" svg:height="20.188cm" xlink:href=".." xlink:type="simple" chart:class="chart:scatter" chart:style-name="ch1">
        <chart:legend chart:legend-position="end" svg:x="44.683cm" svg:y="7.803cm" style:legend-expansion="high" chart:style-name="ch2"/>
        <chart:plot-area chart:style-name="ch3" table:cell-range-address="Sheet1.A1:Sheet1.D18 Sheet1.F1:Sheet1.K18" chart:data-source-has-labels="both" svg:x="0.986cm" svg:y="0.403cm" svg:width="42.711cm" svg:height="19.382cm">
          <chartooo:coordinate-region svg:x="2.19cm" svg:y="0.602cm" svg:width="41.414cm" svg:height="18.984cm"/>
          <chart:axis chart:dimension="x" chart:name="primary-x" chart:style-name="ch4" chartooo:axis-type="auto"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series chart:style-name="ch8" chart:values-cell-range-address="Sheet1.C2:Sheet1.C18" chart:label-cell-address="Sheet1.C1:Sheet1.C1" chart:class="chart:scatter">
            <chart:data-point chart:repeated="17"/>
          </chart:series>
          <chart:series chart:style-name="ch9" chart:values-cell-range-address="Sheet1.D2:Sheet1.D18" chart:label-cell-address="Sheet1.D1:Sheet1.D1" chart:class="chart:scatter">
            <chart:data-point chart:repeated="17"/>
          </chart:series>
          <chart:series chart:style-name="ch10" chart:values-cell-range-address="Sheet1.F2:Sheet1.F18" chart:label-cell-address="Sheet1.F1:Sheet1.F1" chart:class="chart:scatter">
            <chart:data-point chart:repeated="17"/>
          </chart:series>
          <chart:series chart:style-name="ch11" chart:values-cell-range-address="Sheet1.G2:Sheet1.G18" chart:label-cell-address="Sheet1.G1:Sheet1.G1" chart:class="chart:scatter">
            <chart:data-point chart:repeated="17"/>
          </chart:series>
          <chart:series chart:style-name="ch12" chart:values-cell-range-address="Sheet1.H2:Sheet1.H18" chart:label-cell-address="Sheet1.H1:Sheet1.H1" chart:class="chart:scatter">
            <chart:data-point chart:repeated="17"/>
          </chart:series>
          <chart:series chart:style-name="ch13" chart:values-cell-range-address="Sheet1.J2:Sheet1.J18" chart:label-cell-address="Sheet1.J1:Sheet1.J1" chart:class="chart:scatter">
            <chart:data-point chart:repeated="17"/>
          </chart:series>
          <chart:series chart:style-name="ch14" chart:values-cell-range-address="Sheet1.K2:Sheet1.K18" chart:label-cell-address="Sheet1.K1:Sheet1.K1" chart:class="chart:scatter">
            <chart:data-point chart:repeated="17"/>
          </chart:series>
          <chart:series chart:style-name="ch15" chart:values-cell-range-address="Sheet1.I2:Sheet1.I18" chart:label-cell-address="Sheet1.I1:Sheet1.I1" chart:class="chart:scatte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</text:p>
                <draw:g>
                  <svg:desc>Sheet1.B1:Sheet1.B1</svg:desc>
                </draw:g>
              </table:table-cell>
              <table:table-cell office:value-type="string">
                <text:p>MP2-AS</text:p>
                <draw:g>
                  <svg:desc>Sheet1.C1:Sheet1.C1</svg:desc>
                </draw:g>
              </table:table-cell>
              <table:table-cell office:value-type="string">
                <text:p>CCSD-AS</text:p>
                <draw:g>
                  <svg:desc>Sheet1.D1:Sheet1.D1</svg:desc>
                </draw:g>
              </table:table-cell>
              <table:table-cell office:value-type="string">
                <text:p>Full CI-AS</text:p>
                <draw:g>
                  <svg:desc>Sheet1.F1:Sheet1.F1</svg:desc>
                </draw:g>
              </table:table-cell>
              <table:table-cell office:value-type="string">
                <text:p>MP2</text:p>
                <draw:g>
                  <svg:desc>Sheet1.G1:Sheet1.G1</svg:desc>
                </draw:g>
              </table:table-cell>
              <table:table-cell office:value-type="string">
                <text:p>CCSD</text:p>
                <draw:g>
                  <svg:desc>Sheet1.H1:Sheet1.H1</svg:desc>
                </draw:g>
              </table:table-cell>
              <table:table-cell office:value-type="string">
                <text:p>DUCC-CCSDTQ</text:p>
                <draw:g>
                  <svg:desc>Sheet1.J1:Sheet1.J1</svg:desc>
                </draw:g>
              </table:table-cell>
              <table:table-cell office:value-type="string">
                <text:p>VQE</text:p>
                <draw:g>
                  <svg:desc>Sheet1.K1:Sheet1.K1</svg:desc>
                </draw:g>
              </table:table-cell>
              <table:table-cell office:value-type="string">
                <text:p>Full CI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.6876">
                <text:p>0.6876</text:p>
                <draw:g>
                  <svg:desc>Sheet1.A2:Sheet1.A18</svg:desc>
                </draw:g>
              </table:table-cell>
              <table:table-cell office:value-type="float" office:value="-99.915304957403">
                <text:p>-99.915304957403</text:p>
                <draw:g>
                  <svg:desc>Sheet1.B2:Sheet1.B18</svg:desc>
                </draw:g>
              </table:table-cell>
              <table:table-cell office:value-type="float" office:value="-99.9818148298222">
                <text:p>-99.9818148298222</text:p>
                <draw:g>
                  <svg:desc>Sheet1.C2:Sheet1.C18</svg:desc>
                </draw:g>
              </table:table-cell>
              <table:table-cell office:value-type="float" office:value="-99.9849032285662">
                <text:p>-99.9849032285662</text:p>
                <draw:g>
                  <svg:desc>Sheet1.D2:Sheet1.D18</svg:desc>
                </draw:g>
              </table:table-cell>
              <table:table-cell office:value-type="float" office:value="-99.9856380644">
                <text:p>-99.9856380644</text:p>
                <draw:g>
                  <svg:desc>Sheet1.F2:Sheet1.F18</svg:desc>
                </draw:g>
              </table:table-cell>
              <table:table-cell office:value-type="float" office:value="-100.10892381204">
                <text:p>-100.10892381204</text:p>
                <draw:g>
                  <svg:desc>Sheet1.G2:Sheet1.G18</svg:desc>
                </draw:g>
              </table:table-cell>
              <table:table-cell office:value-type="float" office:value="-100.114406453351">
                <text:p>-100.114406453351</text:p>
                <draw:g>
                  <svg:desc>Sheet1.H2:Sheet1.H18</svg:desc>
                </draw:g>
              </table:table-cell>
              <table:table-cell office:value-type="float" office:value="-100.105166264781">
                <text:p>-100.105166264781</text:p>
                <draw:g>
                  <svg:desc>Sheet1.J2:Sheet1.J18</svg:desc>
                </draw:g>
              </table:table-cell>
              <table:table-cell office:value-type="float" office:value="-99.98782035">
                <text:p>-99.98782035</text:p>
                <draw:g>
                  <svg:desc>Sheet1.K2:Sheet1.K18</svg:desc>
                </draw:g>
              </table:table-cell>
              <table:table-cell office:value-type="float" office:value="-100.1163137">
                <text:p>-100.1163137</text:p>
                <draw:g>
                  <svg:desc>Sheet1.I2:Sheet1.I18</svg:desc>
                </draw:g>
              </table:table-cell>
            </table:table-row>
            <table:table-row>
              <table:table-cell office:value-type="float" office:value="0.73344">
                <text:p>0.73344</text:p>
              </table:table-cell>
              <table:table-cell office:value-type="float" office:value="-99.963421023996">
                <text:p>-99.963421023996</text:p>
              </table:table-cell>
              <table:table-cell office:value-type="float" office:value="-100.03720376238">
                <text:p>-100.03720376238</text:p>
              </table:table-cell>
              <table:table-cell office:value-type="float" office:value="-100.040095008656">
                <text:p>-100.040095008656</text:p>
              </table:table-cell>
              <table:table-cell office:value-type="float" office:value="-100.0408290785">
                <text:p>-100.0408290785</text:p>
              </table:table-cell>
              <table:table-cell office:value-type="float" office:value="-100.159133982008">
                <text:p>-100.159133982008</text:p>
              </table:table-cell>
              <table:table-cell office:value-type="float" office:value="-100.164504295684">
                <text:p>-100.164504295684</text:p>
              </table:table-cell>
              <table:table-cell office:value-type="float" office:value="-100.155202007365">
                <text:p>-100.155202007365</text:p>
              </table:table-cell>
              <table:table-cell office:value-type="float" office:value="-100.0321635">
                <text:p>-100.0321635</text:p>
              </table:table-cell>
              <table:table-cell office:value-type="float" office:value="-100.1664948">
                <text:p>-100.1664948</text:p>
              </table:table-cell>
            </table:table-row>
            <table:table-row>
              <table:table-cell office:value-type="float" office:value="0.77928">
                <text:p>0.77928</text:p>
              </table:table-cell>
              <table:table-cell office:value-type="float" office:value="-99.993548002053">
                <text:p>-99.993548002053</text:p>
              </table:table-cell>
              <table:table-cell office:value-type="float" office:value="-100.074387243862">
                <text:p>-100.074387243862</text:p>
              </table:table-cell>
              <table:table-cell office:value-type="float" office:value="-100.076980828068">
                <text:p>-100.076980828068</text:p>
              </table:table-cell>
              <table:table-cell office:value-type="float" office:value="-100.0777430348">
                <text:p>-100.0777430348</text:p>
              </table:table-cell>
              <table:table-cell office:value-type="float" office:value="-100.191317237139">
                <text:p>-100.191317237139</text:p>
              </table:table-cell>
              <table:table-cell office:value-type="float" office:value="-100.196573781114">
                <text:p>-100.196573781114</text:p>
              </table:table-cell>
              <table:table-cell office:value-type="float" office:value="-100.187205434304">
                <text:p>-100.187205434304</text:p>
              </table:table-cell>
              <table:table-cell office:value-type="float" office:value="-100.0590497">
                <text:p>-100.0590497</text:p>
              </table:table-cell>
              <table:table-cell office:value-type="float" office:value="-100.1986579">
                <text:p>-100.1986579</text:p>
              </table:table-cell>
            </table:table-row>
            <table:table-row>
              <table:table-cell office:value-type="float" office:value="0.82512">
                <text:p>0.82512</text:p>
              </table:table-cell>
              <table:table-cell office:value-type="float" office:value="-100.010678509368">
                <text:p>-100.010678509368</text:p>
              </table:table-cell>
              <table:table-cell office:value-type="float" office:value="-100.095187503073">
                <text:p>-100.095187503073</text:p>
              </table:table-cell>
              <table:table-cell office:value-type="float" office:value="-100.097537744384">
                <text:p>-100.097537744384</text:p>
              </table:table-cell>
              <table:table-cell office:value-type="float" office:value="-100.0983780669">
                <text:p>-100.0983780669</text:p>
              </table:table-cell>
              <table:table-cell office:value-type="float" office:value="-100.210476077567">
                <text:p>-100.210476077567</text:p>
              </table:table-cell>
              <table:table-cell office:value-type="float" office:value="-100.215622193219">
                <text:p>-100.215622193219</text:p>
              </table:table-cell>
              <table:table-cell office:value-type="float" office:value="-100.206144682307">
                <text:p>-100.206144682307</text:p>
              </table:table-cell>
              <table:table-cell office:value-type="float" office:value="-100.0761865">
                <text:p>-100.0761865</text:p>
              </table:table-cell>
              <table:table-cell office:value-type="float" office:value="-100.2178104">
                <text:p>-100.2178104</text:p>
              </table:table-cell>
            </table:table-row>
            <table:table-row>
              <table:table-cell office:value-type="float" office:value="0.87096">
                <text:p>0.87096</text:p>
              </table:table-cell>
              <table:table-cell office:value-type="float" office:value="-100.018424952211">
                <text:p>-100.018424952211</text:p>
              </table:table-cell>
              <table:table-cell office:value-type="float" office:value="-100.102049561216">
                <text:p>-100.102049561216</text:p>
              </table:table-cell>
              <table:table-cell office:value-type="float" office:value="-100.10434652507">
                <text:p>-100.10434652507</text:p>
              </table:table-cell>
              <table:table-cell office:value-type="float" office:value="-100.1053168757">
                <text:p>-100.1053168757</text:p>
              </table:table-cell>
              <table:table-cell office:value-type="float" office:value="-100.220224596014">
                <text:p>-100.220224596014</text:p>
              </table:table-cell>
              <table:table-cell office:value-type="float" office:value="-100.225270027589">
                <text:p>-100.225270027589</text:p>
              </table:table-cell>
              <table:table-cell office:value-type="float" office:value="-100.215707706057">
                <text:p>-100.215707706057</text:p>
              </table:table-cell>
              <table:table-cell office:value-type="float" office:value="-100.0877029">
                <text:p>-100.0877029</text:p>
              </table:table-cell>
              <table:table-cell office:value-type="float" office:value="-100.2275733">
                <text:p>-100.2275733</text:p>
              </table:table-cell>
            </table:table-row>
            <table:table-row>
              <table:table-cell office:value-type="float" office:value="0.9168">
                <text:p>0.9168</text:p>
              </table:table-cell>
              <table:table-cell office:value-type="float" office:value="-100.019418705703">
                <text:p>-100.019418705703</text:p>
              </table:table-cell>
              <table:table-cell office:value-type="float" office:value="-100.100030249054">
                <text:p>-100.100030249054</text:p>
              </table:table-cell>
              <table:table-cell office:value-type="float" office:value="-100.10245953308">
                <text:p>-100.10245953308</text:p>
              </table:table-cell>
              <table:table-cell office:value-type="float" office:value="-100.1035841349">
                <text:p>-100.1035841349</text:p>
              </table:table-cell>
              <table:table-cell office:value-type="float" office:value="-100.223192069372">
                <text:p>-100.223192069372</text:p>
              </table:table-cell>
              <table:table-cell office:value-type="float" office:value="-100.228154114576">
                <text:p>-100.228154114576</text:p>
              </table:table-cell>
              <table:table-cell office:value-type="float" office:value="-100.218600300507">
                <text:p>-100.218600300507</text:p>
              </table:table-cell>
              <table:table-cell office:value-type="float" office:value="-100.0937685">
                <text:p>-100.0937685</text:p>
              </table:table-cell>
              <table:table-cell office:value-type="float" office:value="-100.2305838">
                <text:p>-100.2305838</text:p>
              </table:table-cell>
            </table:table-row>
            <table:table-row>
              <table:table-cell office:value-type="float" office:value="0.96264">
                <text:p>0.96264</text:p>
              </table:table-cell>
              <table:table-cell office:value-type="float" office:value="-100.015581863215">
                <text:p>-100.015581863215</text:p>
              </table:table-cell>
              <table:table-cell office:value-type="float" office:value="-100.093252678411">
                <text:p>-100.093252678411</text:p>
              </table:table-cell>
              <table:table-cell office:value-type="float" office:value="-100.095944459463">
                <text:p>-100.095944459463</text:p>
              </table:table-cell>
              <table:table-cell office:value-type="float" office:value="-100.0972173417">
                <text:p>-100.0972173417</text:p>
              </table:table-cell>
              <table:table-cell office:value-type="float" office:value="-100.221298256817">
                <text:p>-100.221298256817</text:p>
              </table:table-cell>
              <table:table-cell office:value-type="float" office:value="-100.226202483695">
                <text:p>-100.226202483695</text:p>
              </table:table-cell>
              <table:table-cell office:value-type="float" office:value="-100.2167259725">
                <text:p>-100.2167259725</text:p>
              </table:table-cell>
              <table:table-cell office:value-type="float" office:value="-100.0944648">
                <text:p>-100.0944648</text:p>
              </table:table-cell>
              <table:table-cell office:value-type="float" office:value="-100.2287709">
                <text:p>-100.2287709</text:p>
              </table:table-cell>
            </table:table-row>
            <table:table-row>
              <table:table-cell office:value-type="float" office:value="1.00848">
                <text:p>1.00848</text:p>
              </table:table-cell>
              <table:table-cell office:value-type="float" office:value="-100.008319427923">
                <text:p>-100.008319427923</text:p>
              </table:table-cell>
              <table:table-cell office:value-type="float" office:value="-100.083793531453">
                <text:p>-100.083793531453</text:p>
              </table:table-cell>
              <table:table-cell office:value-type="float" office:value="-100.086838417942">
                <text:p>-100.086838417942</text:p>
              </table:table-cell>
              <table:table-cell office:value-type="float" office:value="-100.0882421849">
                <text:p>-100.0882421849</text:p>
              </table:table-cell>
              <table:table-cell office:value-type="float" office:value="-100.21594786595">
                <text:p>-100.21594786595</text:p>
              </table:table-cell>
              <table:table-cell office:value-type="float" office:value="-100.220828463788">
                <text:p>-100.220828463788</text:p>
              </table:table-cell>
              <table:table-cell office:value-type="float" office:value="-100.211459540412">
                <text:p>-100.211459540412</text:p>
              </table:table-cell>
              <table:table-cell office:value-type="float" office:value="-100.0907818">
                <text:p>-100.0907818</text:p>
              </table:table-cell>
              <table:table-cell office:value-type="float" office:value="-100.2235492">
                <text:p>-100.2235492</text:p>
              </table:table-cell>
            </table:table-row>
            <table:table-row>
              <table:table-cell office:value-type="float" office:value="1.146">
                <text:p>1.146</text:p>
              </table:table-cell>
              <table:table-cell office:value-type="float" office:value="-99.974964760911">
                <text:p>-99.974964760911</text:p>
              </table:table-cell>
              <table:table-cell office:value-type="float" office:value="-100.04743705058">
                <text:p>-100.04743705058</text:p>
              </table:table-cell>
              <table:table-cell office:value-type="float" office:value="-100.051995531399">
                <text:p>-100.051995531399</text:p>
              </table:table-cell>
              <table:table-cell office:value-type="float" office:value="-100.0537005738">
                <text:p>-100.0537005738</text:p>
              </table:table-cell>
              <table:table-cell office:value-type="float" office:value="-100.188186693587">
                <text:p>-100.188186693587</text:p>
              </table:table-cell>
              <table:table-cell office:value-type="float" office:value="-100.193287110112">
                <text:p>-100.193287110112</text:p>
              </table:table-cell>
              <table:table-cell office:value-type="float" office:value="-100.184272602983">
                <text:p>-100.184272602983</text:p>
              </table:table-cell>
              <table:table-cell office:value-type="float" office:value="-100.0735455">
                <text:p>-100.0735455</text:p>
              </table:table-cell>
              <table:table-cell office:value-type="float" office:value="-100.1965647">
                <text:p>-100.1965647</text:p>
              </table:table-cell>
            </table:table-row>
            <table:table-row>
              <table:table-cell office:value-type="float" office:value="1.3752">
                <text:p>1.3752</text:p>
              </table:table-cell>
              <table:table-cell office:value-type="float" office:value="-99.907942068747">
                <text:p>-99.907942068747</text:p>
              </table:table-cell>
              <table:table-cell office:value-type="float" office:value="-99.9725501035977">
                <text:p>-99.9725501035977</text:p>
              </table:table-cell>
              <table:table-cell office:value-type="float" office:value="-99.9819450085549">
                <text:p>-99.9819450085549</text:p>
              </table:table-cell>
              <table:table-cell office:value-type="float" office:value="-99.9842297926">
                <text:p>-99.9842297926</text:p>
              </table:table-cell>
              <table:table-cell office:value-type="float" office:value="-100.130576413296">
                <text:p>-100.130576413296</text:p>
              </table:table-cell>
              <table:table-cell office:value-type="float" office:value="-100.137456399335">
                <text:p>-100.137456399335</text:p>
              </table:table-cell>
              <table:table-cell office:value-type="float" office:value="-100.129350029281">
                <text:p>-100.129350029281</text:p>
              </table:table-cell>
              <table:table-cell office:value-type="float" office:value="-100.0312744">
                <text:p>-100.0312744</text:p>
              </table:table-cell>
              <table:table-cell office:value-type="float" office:value="-100.142148">
                <text:p>-100.142148</text:p>
              </table:table-cell>
            </table:table-row>
            <table:table-row>
              <table:table-cell office:value-type="float" office:value="1.55856">
                <text:p>1.55856</text:p>
              </table:table-cell>
              <table:table-cell office:value-type="float" office:value="-99.857272048033">
                <text:p>-99.857272048033</text:p>
              </table:table-cell>
              <table:table-cell office:value-type="float" office:value="-99.923698423268">
                <text:p>-99.923698423268</text:p>
              </table:table-cell>
              <table:table-cell office:value-type="float" office:value="-99.9450668369269">
                <text:p>-99.9450668369269</text:p>
              </table:table-cell>
              <table:table-cell office:value-type="float" office:value="-99.9469503738">
                <text:p>-99.9469503738</text:p>
              </table:table-cell>
              <table:table-cell office:value-type="float" office:value="-100.088228813461">
                <text:p>-100.088228813461</text:p>
              </table:table-cell>
              <table:table-cell office:value-type="float" office:value="-100.098135274229">
                <text:p>-100.098135274229</text:p>
              </table:table-cell>
              <table:table-cell office:value-type="float" office:value="-100.091365388345">
                <text:p>-100.091365388345</text:p>
              </table:table-cell>
              <table:table-cell office:value-type="float" office:value="-99.99340783">
                <text:p>-99.99340783</text:p>
              </table:table-cell>
              <table:table-cell office:value-type="float" office:value="-100.1045885">
                <text:p>-100.1045885</text:p>
              </table:table-cell>
            </table:table-row>
            <table:table-row>
              <table:table-cell office:value-type="float" office:value="1.65024">
                <text:p>1.65024</text:p>
              </table:table-cell>
              <table:table-cell office:value-type="float" office:value="-99.834145066595">
                <text:p>-99.834145066595</text:p>
              </table:table-cell>
              <table:table-cell office:value-type="float" office:value="-99.9008700214417">
                <text:p>-99.9008700214417</text:p>
              </table:table-cell>
              <table:table-cell office:value-type="float" office:value="-99.9275940544194">
                <text:p>-99.9275940544194</text:p>
              </table:table-cell>
              <table:table-cell office:value-type="float" office:value="-99.9293857206">
                <text:p>-99.9293857206</text:p>
              </table:table-cell>
              <table:table-cell office:value-type="float" office:value="-100.069675340737">
                <text:p>-100.069675340737</text:p>
              </table:table-cell>
              <table:table-cell office:value-type="float" office:value="-100.081636448999">
                <text:p>-100.081636448999</text:p>
              </table:table-cell>
              <table:table-cell office:value-type="float" office:value="-100.07518362977">
                <text:p>-100.07518362977</text:p>
              </table:table-cell>
              <table:table-cell office:value-type="float" office:value="-99.97529069">
                <text:p>-99.97529069</text:p>
              </table:table-cell>
              <table:table-cell office:value-type="float" office:value="-100.0892145">
                <text:p>-100.0892145</text:p>
              </table:table-cell>
            </table:table-row>
            <table:table-row>
              <table:table-cell office:value-type="float" office:value="1.74192">
                <text:p>1.74192</text:p>
              </table:table-cell>
              <table:table-cell office:value-type="float" office:value="-99.812594955967">
                <text:p>-99.812594955967</text:p>
              </table:table-cell>
              <table:table-cell office:value-type="float" office:value="-99.8796070760352">
                <text:p>-99.8796070760352</text:p>
              </table:table-cell>
              <table:table-cell office:value-type="float" office:value="-99.9125439753832">
                <text:p>-99.9125439753832</text:p>
              </table:table-cell>
              <table:table-cell office:value-type="float" office:value="-99.9141869621">
                <text:p>-99.9141869621</text:p>
              </table:table-cell>
              <table:table-cell office:value-type="float" office:value="-100.053013825361">
                <text:p>-100.053013825361</text:p>
              </table:table-cell>
              <table:table-cell office:value-type="float" office:value="-100.067340343839">
                <text:p>-100.067340343839</text:p>
              </table:table-cell>
              <table:table-cell office:value-type="float" office:value="-100.061220197558">
                <text:p>-100.061220197558</text:p>
              </table:table-cell>
              <table:table-cell office:value-type="float" office:value="-99.95826897">
                <text:p>-99.95826897</text:p>
              </table:table-cell>
              <table:table-cell office:value-type="float" office:value="-100.0761958">
                <text:p>-100.0761958</text:p>
              </table:table-cell>
            </table:table-row>
            <table:table-row>
              <table:table-cell office:value-type="float" office:value="1.8336">
                <text:p>1.8336</text:p>
              </table:table-cell>
              <table:table-cell office:value-type="float" office:value="-99.792602403544">
                <text:p>-99.792602403544</text:p>
              </table:table-cell>
              <table:table-cell office:value-type="float" office:value="-99.8600049512521">
                <text:p>-99.8600049512521</text:p>
              </table:table-cell>
              <table:table-cell office:value-type="float" office:value="-99.899896836195">
                <text:p>-99.899896836195</text:p>
              </table:table-cell>
              <table:table-cell office:value-type="float" office:value="-99.9013362755">
                <text:p>-99.9013362755</text:p>
              </table:table-cell>
              <table:table-cell office:value-type="float" office:value="-100.038247804961">
                <text:p>-100.038247804961</text:p>
              </table:table-cell>
              <table:table-cell office:value-type="float" office:value="-100.055176495715">
                <text:p>-100.055176495715</text:p>
              </table:table-cell>
              <table:table-cell office:value-type="float" office:value="-100.049402656532">
                <text:p>-100.049402656532</text:p>
              </table:table-cell>
              <table:table-cell office:value-type="float" office:value="-99.94326947">
                <text:p>-99.94326947</text:p>
              </table:table-cell>
              <table:table-cell office:value-type="float" office:value="-100.0654328">
                <text:p>-100.0654328</text:p>
              </table:table-cell>
            </table:table-row>
            <table:table-row>
              <table:table-cell office:value-type="float" office:value="2.0628">
                <text:p>2.0628</text:p>
              </table:table-cell>
              <table:table-cell office:value-type="float" office:value="-99.749011185509">
                <text:p>-99.749011185509</text:p>
              </table:table-cell>
              <table:table-cell office:value-type="float" office:value="-99.8196008348558">
                <text:p>-99.8196008348558</text:p>
              </table:table-cell>
              <table:table-cell office:value-type="float" office:value="-99.877979099727">
                <text:p>-99.877979099727</text:p>
              </table:table-cell>
              <table:table-cell office:value-type="float" office:value="-99.8787909239">
                <text:p>-99.8787909239</text:p>
              </table:table-cell>
              <table:table-cell office:value-type="float" office:value="-100.009346240065">
                <text:p>-100.009346240065</text:p>
              </table:table-cell>
              <table:table-cell office:value-type="float" office:value="-100.033073114335">
                <text:p>-100.033073114335</text:p>
              </table:table-cell>
              <table:table-cell office:value-type="float" office:value="-100.028217414951">
                <text:p>-100.028217414951</text:p>
              </table:table-cell>
              <table:table-cell office:value-type="float" office:value="-99.91019287">
                <text:p>-99.91019287</text:p>
              </table:table-cell>
              <table:table-cell office:value-type="float" office:value="-100.0470514">
                <text:p>-100.0470514</text:p>
              </table:table-cell>
            </table:table-row>
            <table:table-row>
              <table:table-cell office:value-type="float" office:value="2.292">
                <text:p>2.292</text:p>
              </table:table-cell>
              <table:table-cell office:value-type="float" office:value="-99.713434344207">
                <text:p>-99.713434344207</text:p>
              </table:table-cell>
              <table:table-cell office:value-type="float" office:value="-99.7933061530513">
                <text:p>-99.7933061530513</text:p>
              </table:table-cell>
              <table:table-cell office:value-type="float" office:value="-99.8661876720584">
                <text:p>-99.8661876720584</text:p>
              </table:table-cell>
              <table:table-cell office:value-type="float" office:value="-99.8665451147">
                <text:p>-99.8665451147</text:p>
              </table:table-cell>
              <table:table-cell office:value-type="float" office:value="-99.9909606909415">
                <text:p>-99.9909606909415</text:p>
              </table:table-cell>
              <table:table-cell office:value-type="float" office:value="-100.020132356935">
                <text:p>-100.020132356935</text:p>
              </table:table-cell>
              <table:table-cell office:value-type="float" office:value="-100.016197008531">
                <text:p>-100.016197008531</text:p>
              </table:table-cell>
              <table:table-cell office:value-type="float" office:value="-99.90282847">
                <text:p>-99.9028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04">
                <text:p>2.7504</text:p>
              </table:table-cell>
              <table:table-cell office:value-type="float" office:value="-99.661231614399">
                <text:p>-99.661231614399</text:p>
              </table:table-cell>
              <table:table-cell office:value-type="float" office:value="-99.7742385232983">
                <text:p>-99.7742385232983</text:p>
              </table:table-cell>
              <table:table-cell office:value-type="float" office:value="-99.8552438673274">
                <text:p>-99.8552438673274</text:p>
              </table:table-cell>
              <table:table-cell office:value-type="float" office:value="-99.8553201369">
                <text:p>-99.8553201369</text:p>
              </table:table-cell>
              <table:table-cell office:value-type="float" office:value="-99.9801030398242">
                <text:p>-99.9801030398242</text:p>
              </table:table-cell>
              <table:table-cell office:value-type="float" office:value="-100.00898822234">
                <text:p>-100.00898822234</text:p>
              </table:table-cell>
              <table:table-cell office:value-type="float" office:value="-100.006021225836">
                <text:p>-100.006021225836</text:p>
              </table:table-cell>
              <table:table-cell office:value-type="float" office:value="-99.90002705">
                <text:p>-99.90002705</text:p>
              </table:table-cell>
              <table:table-cell office:value-type="float" office:value="-100.0287138">
                <text:p>-100.0287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25aaf1ddce300f673870e0f45168bdf5ba1c531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